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528in"/>
    </style:style>
    <style:style style:name="co2" style:family="table-column">
      <style:table-column-properties fo:break-before="auto" style:column-width="1.0283in"/>
    </style:style>
    <style:style style:name="co3" style:family="table-column">
      <style:table-column-properties fo:break-before="auto" style:column-width="3.7272in"/>
    </style:style>
    <style:style style:name="co4" style:family="table-column">
      <style:table-column-properties fo:break-before="auto" style:column-width="0.6783in"/>
    </style:style>
    <style:style style:name="co5" style:family="table-column">
      <style:table-column-properties fo:break-before="auto" style:column-width="1.9681in"/>
    </style:style>
    <style:style style:name="co6" style:family="table-column">
      <style:table-column-properties fo:break-before="auto" style:column-width="1.1264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Designator</text:p>
          </table:table-cell>
          <table:table-cell office:value-type="string">
            <text:p>Package</text:p>
          </table:table-cell>
          <table:table-cell office:value-type="string">
            <text:p>Quantity</text:p>
          </table:table-cell>
          <table:table-cell office:value-type="string">
            <text:p>Designation</text:p>
          </table:table-cell>
          <table:table-cell office:value-type="string">
            <text:p>Supplier and ref</text:p>
          </table:table-cell>
          <table:table-cell table:number-columns-repeated="101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8</text:p>
          </table:table-cell>
          <table:table-cell office:value-type="string">
            <text:p>TerminalBlock_TE_282834-2_1x02_P2.54mm_Horizontal</text:p>
          </table:table-cell>
          <table:table-cell office:value-type="float" office:value="1">
            <text:p>1</text:p>
          </table:table-cell>
          <table:table-cell office:value-type="string">
            <text:p>Screw_Terminal_01x02</text:p>
          </table:table-cell>
          <table:table-cell office:value-type="string">
            <text:p>https://www.digikey.ca/en/products/detail/on-shore-technology-inc/OSTVN02A150/1588862</text:p>
          </table:table-cell>
          <table:table-cell table:number-columns-repeated="101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7</text:p>
          </table:table-cell>
          <table:table-cell office:value-type="string">
            <text:p>PinSocket_1x03_P2.54mm_Vertical</text:p>
          </table:table-cell>
          <table:table-cell office:value-type="float" office:value="1">
            <text:p>1</text:p>
          </table:table-cell>
          <table:table-cell office:value-type="string">
            <text:p>Conn_01x03_Male</text:p>
          </table:table-cell>
          <table:table-cell office:value-type="string">
            <text:p>https://www.digikey.ca/en/products/detail/sullins-connector-solutions/PREC003SAAN-RC/2774851</text:p>
          </table:table-cell>
          <table:table-cell table:number-columns-repeated="101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J6,J5,J4,J3,J2</text:p>
          </table:table-cell>
          <table:table-cell office:value-type="string">
            <text:p>TerminalBlock_TE_282834-3_1x03_P2.54mm_Horizontal</text:p>
          </table:table-cell>
          <table:table-cell office:value-type="float" office:value="5">
            <text:p>5</text:p>
          </table:table-cell>
          <table:table-cell office:value-type="string">
            <text:p>Screw_Terminal_01x03</text:p>
          </table:table-cell>
          <table:table-cell office:value-type="string">
            <text:p>https://www.digikey.ca/en/products/detail/on-shore-technology-inc/OSTVN03A150/1588863</text:p>
          </table:table-cell>
          <table:table-cell table:number-columns-repeated="101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1,C2</text:p>
          </table:table-cell>
          <table:table-cell office:value-type="string">
            <text:p>C_2312</text:p>
          </table:table-cell>
          <table:table-cell office:value-type="float" office:value="2">
            <text:p>2</text:p>
          </table:table-cell>
          <table:table-cell office:value-type="string">
            <text:p>10uF_t</text:p>
          </table:table-cell>
          <table:table-cell office:value-type="string">
            <text:p>https://www.digikey.ca/short/qfrbqfhd</text:p>
          </table:table-cell>
          <table:table-cell table:number-columns-repeated="101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1</text:p>
          </table:table-cell>
          <table:table-cell office:value-type="string">
            <text:p>Arduino_Nano</text:p>
          </table:table-cell>
          <table:table-cell office:value-type="float" office:value="1">
            <text:p>1</text:p>
          </table:table-cell>
          <table:table-cell office:value-type="string">
            <text:p>Arduino_Nano_v3.x</text:p>
          </table:table-cell>
          <table:table-cell office:value-type="string">
            <text:p>https://www.digikey.ca/en/products/detail/arduino/A000005/2638989</text:p>
          </table:table-cell>
          <table:table-cell table:number-columns-repeated="101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J1</text:p>
          </table:table-cell>
          <table:table-cell office:value-type="string">
            <text:p>PinSocket_1x10_P2.54mm_Horizontal</text:p>
          </table:table-cell>
          <table:table-cell office:value-type="float" office:value="1">
            <text:p>1</text:p>
          </table:table-cell>
          <table:table-cell office:value-type="string">
            <text:p>Conn_01x10_Female</text:p>
          </table:table-cell>
          <table:table-cell office:value-type="string">
            <text:p>https://www.digikey.ca/en/products/detail/sullins-connector-solutions/PPPC101LGBN-RC/775943?s=N4IgTCBcDaIMoFYAsAOBBaAcgERAXQF8g</text:p>
          </table:table-cell>
          <table:table-cell table:number-columns-repeated="1018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(</number:text>
      <number:number number:decimal-places="2" number:min-integer-digits="1" number:grouping="true"/>
      <number:text>)</number:text>
    </number:number-style>
    <number:number-style style:name="N123P2" style:volatile="true">
      <number:text> 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 $(</number:text>
      <number:number number:decimal-places="2" number:min-integer-digits="1" number:grouping="true"/>
      <number:text>)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(</number:text>
      <number:number number:decimal-places="2" number:min-integer-digits="1" number:grouping="true"/>
      <number:text>)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 $</number:text>
      <number:number number:decimal-places="2" number:min-integer-digits="1" number:grouping="true"/>
      <number:text> </number:text>
    </number:number-style>
    <number:number-style style:name="N136P1" style:volatile="true">
      <number:text> $(</number:text>
      <number:number number:decimal-places="2" number:min-integer-digits="1" number:grouping="true"/>
      <number:text>)</number:text>
    </number:number-style>
    <number:number-style style:name="N136P2" style:volatile="true">
      <number:text> $-</number:text>
      <number:number number: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scientific-number number:decimal-places="1" number:min-integer-digits="3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5P0" style:volatile="true" number:language="en" number:country="US">
      <number:number number:decimal-places="0" number:min-integer-digits="1" number:grouping="true"/>
      <number:text> </number:text>
    </number:number-style>
    <number:number-style style:name="N8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2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29P0"/>
    </number:currency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1P0"/>
    </number:currency-style>
    <number:currency-style style:name="N8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2P0"/>
    </number:currency-style>
    <number:currency-style style:name="N8133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8134P0" style:volatile="true" number:language="en" number:country="US">
      <number:number number:decimal-places="0" number:min-integer-digits="1" number:grouping="true"/>
      <number:text> </number:text>
    </number:number-style>
    <number:number-style style:name="N8134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4P0"/>
    </number:number-style>
    <number:number-style style:name="N8135P0" style:volatile="true" number:language="en" number:country="US">
      <number:number number:decimal-places="0" number:min-integer-digits="1" number:grouping="true"/>
      <number:text> </number:text>
    </number:number-style>
    <number:number-style style:name="N813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7P0" style:volatile="true" number:language="en" number:country="US">
      <number:number number:decimal-places="2" number:min-integer-digits="1" number:grouping="true"/>
      <number:text> </number:text>
    </number:number-style>
    <number:number-style style:name="N8137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7P0"/>
    </number:number-style>
    <number:currency-style style:name="N813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8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8P0"/>
    </number:currency-style>
    <number:currency-style style:name="N813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9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9P0"/>
    </number:currency-style>
    <number:currency-style style:name="N8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0P0"/>
    </number:currency-style>
    <number:currency-style style:name="N814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41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1">05/11/2022</text:date>, <text:time>15:3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1T15:39:48</dc:date>
    <dc:creator>Finn Haftign</dc:creator>
    <meta:document-statistic meta:table-count="1" meta:cell-count="42" meta:object-count="0"/>
    <meta:generator>OpenOffice/4.1.11$Win32 OpenOffice.org_project/4111m1$Build-9808</meta:generator>
  </office:meta>
</office:document-meta>
</file>